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text-indent="0cm" style:auto-text-indent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Preformatted_20_Text">
      <loext:graphic-properties draw:fill="none" draw:fill-color="#ffffff"/>
      <style:paragraph-properties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T1" style:family="text">
      <style:text-properties fo:color="#cc7bf4" loext:opacity="100%" fo:font-family="'var font-mono'" fo:background-color="transparent" loext:char-shading-value="0"/>
    </style:style>
    <style:style style:name="T2" style:family="text">
      <style:text-properties fo:color="#eaecf0" loext:opacity="100%" fo:font-family="'var font-mono'" fo:background-color="transparent" loext:char-shading-value="0"/>
    </style:style>
    <style:style style:name="T3" style:family="text">
      <style:text-properties fo:color="#d3d7de" loext:opacity="100%" fo:font-family="'var font-mono'" fo:background-color="transparent" loext:char-shading-value="0"/>
    </style:style>
    <style:style style:name="T4" style:family="text">
      <style:text-properties fo:color="#eaecf0" loext:opacity="100%" fo:background-color="transparent" loext:char-shading-value="0"/>
    </style:style>
    <style:style style:name="T5" style:family="text">
      <style:text-properties fo:color="#5eeded" loext:opacity="100%" fo:font-family="'var font-mono'" fo:background-color="transparent" loext:char-shading-value="0"/>
    </style:style>
    <style:style style:name="T6" style:family="text">
      <style:text-properties fo:color="#70b8ff" loext:opacity="100%" fo:font-family="'var font-mono'" fo:background-color="transparent" loext:char-shading-value="0"/>
    </style:style>
    <style:style style:name="T7" style:family="text">
      <style:text-properties fo:color="#818898" loext:opacity="100%" fo:font-family="'var font-mono'" fo:background-color="transparent" loext:char-shading-value="0"/>
    </style:style>
    <style:style style:name="T8" style:family="text">
      <style:text-properties fo:color="#9be963" loext:opacity="100%" fo:font-family="'var font-mono'" fo:background-color="transparent" loext:char-shading-value="0"/>
    </style:style>
    <style:style style:name="T9" style:family="text">
      <style:text-properties fo:color="#fbad60" loext:opacity="100%" fo:font-family="'var font-mono'" fo:background-color="transparent" loext:char-shading-value="0"/>
    </style:style>
    <style:style style:name="T10" style:family="text">
      <style:text-properties fo:color="#f47b85" loext:opacity="100%" fo:font-family="'var font-mono'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zakdolgozat projekt kontextus — BookTracker</text:span></text:p>
      <text:p text:style-name="Text_20_body">Egy könyvek életútját nyomon követő webalkalmazást fejlesztek (CarVertical-szerű koncepció könyvekre). A stack: Angular frontend, Node.js + Express backend, PostgreSQL adatbázis, Ethereum-kompatibilis blockchain (Sepolia testnet).</text:p>
      <text:p text:style-name="Text_20_body"><text:span text:style-name="Strong_20_Emphasis">Meglévő adatbázis séma:</text:span></text:p>
      <text:p text:style-name="P1">sql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user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UUID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gen_random_uuid</text:span></text:span><text:span text:style-name="Source_20_Text"><text:span text:style-name="T3">(),</text:span></text:span></text:p>
      <text:p text:style-name="P2"><text:span text:style-name="Source_20_Text"><text:span text:style-name="T4"><text:s text:c="4"/></text:span></text:span><text:span text:style-name="Source_20_Text"><text:span text:style-name="T2">email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255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UNIQUE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username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50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UNIQUE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password_hash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255</text:span></text:span><text:span text:style-name="Source_20_Text"><text:span text:style-name="T3">)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points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5">0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wallet_address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42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2">chain_nonce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5">0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reated_at </text:span></text:span><text:span text:style-name="Source_20_Text"><text:span text:style-name="T1">TIMESTAMP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1">CURRENT_TIMESTAMP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refresh_token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UUID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gen_random_uuid</text:span></text:span><text:span text:style-name="Source_20_Text"><text:span text:style-name="T3">(),</text:span></text:span></text:p>
      <text:p text:style-name="P2"><text:span text:style-name="Source_20_Text"><text:span text:style-name="T4"><text:s text:c="4"/></text:span></text:span><text:span text:style-name="Source_20_Text"><text:span text:style-name="T2">user_id UUID </text:span></text:span><text:span text:style-name="Source_20_Text"><text:span text:style-name="T1">REFERENCES</text:span></text:span><text:span text:style-name="Source_20_Text"><text:span text:style-name="T2"> user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token </text:span></text:span><text:span text:style-name="Source_20_Text"><text:span text:style-name="T1">TEXT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expires_at </text:span></text:span><text:span text:style-name="Source_20_Text"><text:span text:style-name="T1">TIMESTAMP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reated_at </text:span></text:span><text:span text:style-name="Source_20_Text"><text:span text:style-name="T1">TIMESTAMP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6">now</text:span></text:span><text:span text:style-name="Source_20_Text"><text:span text:style-name="T3">()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book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UUID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gen_random_uuid</text:span></text:span><text:span text:style-name="Source_20_Text"><text:span text:style-name="T3">(),</text:span></text:span></text:p>
      <text:p text:style-name="P2"><text:span text:style-name="Source_20_Text"><text:span text:style-name="T4"><text:s text:c="4"/></text:span></text:span><text:span text:style-name="Source_20_Text"><text:span text:style-name="T2">title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255</text:span></text:span><text:span text:style-name="Source_20_Text"><text:span text:style-name="T3">)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author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255</text:span></text:span><text:span text:style-name="Source_20_Text"><text:span text:style-name="T3">)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original_owner UUID </text:span></text:span><text:span text:style-name="Source_20_Text"><text:span text:style-name="T1">REFERENCES</text:span></text:span><text:span text:style-name="Source_20_Text"><text:span text:style-name="T2"> user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SET</text:span></text:span><text:span text:style-name="Source_20_Text"><text:span text:style-name="T2">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over_image_url </text:span></text:span><text:span text:style-name="Source_20_Text"><text:span text:style-name="T1">TEXT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hain_tx_hash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66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2">created_at </text:span></text:span><text:span text:style-name="Source_20_Text"><text:span text:style-name="T1">TIMESTAMP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1">CURRENT_TIMESTAMP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book_event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</text:span></text:span><text:span text:style-name="Source_20_Text"><text:span text:style-name="T1">SERIAL</text:span></text:span><text:span text:style-name="Source_20_Text"><text:span text:style-name="T2">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book_id UUID </text:span></text:span><text:span text:style-name="Source_20_Text"><text:span text:style-name="T1">REFERENCES</text:span></text:span><text:span text:style-name="Source_20_Text"><text:span text:style-name="T2"> book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user_id UUID </text:span></text:span><text:span text:style-name="Source_20_Text"><text:span text:style-name="T1">REFERENCES</text:span></text:span><text:span text:style-name="Source_20_Text"><text:span text:style-name="T2"> user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location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255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2">description </text:span></text:span><text:span text:style-name="Source_20_Text"><text:span text:style-name="T1">TEXT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rating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1">CHECK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2">rating &gt;= </text:span></text:span><text:span text:style-name="Source_20_Text"><text:span text:style-name="T5">0</text:span></text:span><text:span text:style-name="Source_20_Text"><text:span text:style-name="T2"> AND rating &lt;= </text:span></text:span><text:span text:style-name="Source_20_Text"><text:span text:style-name="T5">5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1">hash</text:span></text:span><text:span text:style-name="Source_20_Text"><text:span text:style-name="T2">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64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UNIQUE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hain_tx_hash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66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2">created_at </text:span></text:span><text:span text:style-name="Source_20_Text"><text:span text:style-name="T1">TIMESTAMP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1">CURRENT_TIMESTAMP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event_image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</text:span></text:span><text:span text:style-name="Source_20_Text"><text:span text:style-name="T1">SERIAL</text:span></text:span><text:span text:style-name="Source_20_Text"><text:span text:style-name="T2">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event_id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1">REFERENCES</text:span></text:span><text:span text:style-name="Source_20_Text"><text:span text:style-name="T2"> book_event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image_url </text:span></text:span><text:span text:style-name="Source_20_Text"><text:span text:style-name="T1">TEXT</text:span></text:span><text:span text:style-name="Source_20_Text"><text:span text:style-name="T2"> NOT </text:span></text:span><text:span text:style-name="Source_20_Text"><text:span text:style-name="T5">NULL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badge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</text:span></text:span><text:span text:style-name="Source_20_Text"><text:span text:style-name="T1">SERIAL</text:span></text:span><text:span text:style-name="Source_20_Text"><text:span text:style-name="T2">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3">,</text:span></text:span></text:p>
      <text:p text:style-name="P2"><text:soft-page-break/><text:span text:style-name="Source_20_Text"><text:span text:style-name="T4"><text:s text:c="4"/></text:span></text:span><text:span text:style-name="Source_20_Text"><text:span text:style-name="T2">image_url </text:span></text:span><text:span text:style-name="Source_20_Text"><text:span text:style-name="T1">TEXT</text:span></text:span><text:span text:style-name="Source_20_Text"><text:span text:style-name="T2"> NOT </text:span></text:span><text:span text:style-name="Source_20_Text"><text:span text:style-name="T5">NULL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name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100</text:span></text:span><text:span text:style-name="Source_20_Text"><text:span text:style-name="T3">)</text:span></text:span><text:span text:style-name="Source_20_Text"><text:span text:style-name="T2"> NOT </text:span></text:span><text:span text:style-name="Source_20_Text"><text:span text:style-name="T5">NULL</text:span></text:span></text:p>
      <text:p text:style-name="P2"><text:span text:style-name="Source_20_Text"><text:span text:style-name="T3">);</text:span></text:span></text:p>
      <text:p text:style-name="P2"><text:span text:style-name="Source_20_Text"><text:span text:style-name="T1">CREATE</text:span></text:span><text:span text:style-name="Source_20_Text"><text:span text:style-name="T2"> </text:span></text:span><text:span text:style-name="Source_20_Text"><text:span text:style-name="T1">TABLE</text:span></text:span><text:span text:style-name="Source_20_Text"><text:span text:style-name="T2"> user_badges </text:span></text:span><text:span text:style-name="Source_20_Text"><text:span text:style-name="T3">(</text:span></text:span></text:p>
      <text:p text:style-name="P2"><text:span text:style-name="Source_20_Text"><text:span text:style-name="T4"><text:s text:c="4"/></text:span></text:span><text:span text:style-name="Source_20_Text"><text:span text:style-name="T2">id </text:span></text:span><text:span text:style-name="Source_20_Text"><text:span text:style-name="T1">SERIAL</text:span></text:span><text:span text:style-name="Source_20_Text"><text:span text:style-name="T2"> </text:span></text:span><text:span text:style-name="Source_20_Text"><text:span text:style-name="T1">PRIMARY</text:span></text:span><text:span text:style-name="Source_20_Text"><text:span text:style-name="T2"> </text:span></text:span><text:span text:style-name="Source_20_Text"><text:span text:style-name="T1">KEY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user_id UUID </text:span></text:span><text:span text:style-name="Source_20_Text"><text:span text:style-name="T1">REFERENCES</text:span></text:span><text:span text:style-name="Source_20_Text"><text:span text:style-name="T2"> user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badge_id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1">REFERENCES</text:span></text:span><text:span text:style-name="Source_20_Text"><text:span text:style-name="T2"> badges</text:span></text:span><text:span text:style-name="Source_20_Text"><text:span text:style-name="T3">(</text:span></text:span><text:span text:style-name="Source_20_Text"><text:span text:style-name="T2">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1">DELETE</text:span></text:span><text:span text:style-name="Source_20_Text"><text:span text:style-name="T2"> </text:span></text:span><text:span text:style-name="Source_20_Text"><text:span text:style-name="T1">CASCADE</text:span></text:span><text:span text:style-name="Source_20_Text"><text:span text:style-name="T3">,</text:span></text:span></text:p>
      <text:p text:style-name="P2"><text:span text:style-name="Source_20_Text"><text:span text:style-name="T4"><text:s text:c="4"/></text:span></text:span><text:span text:style-name="Source_20_Text"><text:span text:style-name="T2">chain_tx_hash </text:span></text:span><text:span text:style-name="Source_20_Text"><text:span text:style-name="T1">VARCHAR</text:span></text:span><text:span text:style-name="Source_20_Text"><text:span text:style-name="T3">(</text:span></text:span><text:span text:style-name="Source_20_Text"><text:span text:style-name="T5">66</text:span></text:span><text:span text:style-name="Source_20_Text"><text:span text:style-name="T3">),</text:span></text:span></text:p>
      <text:p text:style-name="P2"><text:span text:style-name="Source_20_Text"><text:span text:style-name="T4"><text:s text:c="4"/></text:span></text:span><text:span text:style-name="Source_20_Text"><text:span text:style-name="T2">obtained_at </text:span></text:span><text:span text:style-name="Source_20_Text"><text:span text:style-name="T1">TIMESTAMP</text:span></text:span><text:span text:style-name="Source_20_Text"><text:span text:style-name="T2"> </text:span></text:span><text:span text:style-name="Source_20_Text"><text:span text:style-name="T1">DEFAULT</text:span></text:span><text:span text:style-name="Source_20_Text"><text:span text:style-name="T2"> </text:span></text:span><text:span text:style-name="Source_20_Text"><text:span text:style-name="T1">CURRENT_TIMESTAMP</text:span></text:span></text:p>
      <text:p text:style-name="P3"><text:span text:style-name="Source_20_Text"><text:span text:style-name="T3">);</text:span></text:span></text:p>
      <text:p text:style-name="Text_20_body"><text:span text:style-name="Strong_20_Emphasis">Blockchain architektúra döntések:</text:span></text:p>
      <text:p text:style-name="Text_20_body">A blockchain rész Hardhat + Solidity + ethers.js alapú. A smart contract neve <text:span text:style-name="Source_20_Text">BookTracker.sol</text:span>, Sepolia testnet-en fut. OpenZeppelin ERC-1155, EIP-712 és Ownable alapú.</text:p>
      <text:p text:style-name="Text_20_body">A contract három dolgot kezel:</text:p>
      <text:list text:style-name="L1">
        <text:list-item>
          <text:p text:style-name="P4">Könyv regisztráció: <text:span text:style-name="Source_20_Text">registerBook(bookId, bookHash)</text:span> — a <text:span text:style-name="Source_20_Text">bookId</text:span> az UUID keccak256 hash-e, a <text:span text:style-name="Source_20_Text">bookHash</text:span> a <text:span text:style-name="Source_20_Text">uuid::title::author</text:span> keccak256 hash-e. Ez teszi lehetővé az integritás-ellenőrzést. </text:p>
        </text:list-item>
        <text:list-item>
          <text:p text:style-name="P4">Event naplózás EIP-712 aláírással: <text:span text:style-name="Source_20_Text">logEvent(bookId, eventHash, signerAddress, signature)</text:span> — a user MetaMaskkal aláírja az eventet mielőtt a backend beküldi a láncra. A contract ellenőrzi az aláírást, így a backend nem tud hamisítani. </text:p>
        </text:list-item>
        <text:list-item>
          <text:p text:style-name="P5">Badge mint ERC-1155 tokenként: <text:span text:style-name="Source_20_Text">mintBadge(walletAddress, badgeId)</text:span> — a badge valódi ERC-1155 token a user walletjében, nem csak bool a DB-ben. </text:p>
        </text:list-item>
      </text:list>
      <text:p text:style-name="Text_20_body"><text:span text:style-name="Strong_20_Emphasis">A teljes Solidity contract:</text:span></text:p>
      <text:p text:style-name="P1">solidity</text:p>
      <text:p text:style-name="P2"><text:span text:style-name="Source_20_Text"><text:span text:style-name="T7">// SPDX-License-Identifier: MIT</text:span></text:span></text:p>
      <text:p text:style-name="P2"><text:span text:style-name="Source_20_Text"><text:span text:style-name="T1">pragma</text:span></text:span><text:span text:style-name="Source_20_Text"><text:span text:style-name="T2"> </text:span></text:span><text:span text:style-name="Source_20_Text"><text:span text:style-name="T1">solidity</text:span></text:span><text:span text:style-name="Source_20_Text"><text:span text:style-name="T2"> ^</text:span></text:span><text:span text:style-name="Source_20_Text"><text:span text:style-name="T5">0.8.20</text:span></text:span><text:span text:style-name="Source_20_Text"><text:span text:style-name="T3">;</text:span></text:span></text:p>
      <text:p text:style-name="P6"/>
      <text:p text:style-name="P2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8">"@openzeppelin/contracts/token/ERC1155/ERC1155.sol"</text:span></text:span><text:span text:style-name="Source_20_Text"><text:span text:style-name="T3">;</text:span></text:span></text:p>
      <text:p text:style-name="P2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8">"@openzeppelin/contracts/utils/cryptography/ECDSA.sol"</text:span></text:span><text:span text:style-name="Source_20_Text"><text:span text:style-name="T3">;</text:span></text:span></text:p>
      <text:p text:style-name="P2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8">"@openzeppelin/contracts/utils/cryptography/EIP712.sol"</text:span></text:span><text:span text:style-name="Source_20_Text"><text:span text:style-name="T3">;</text:span></text:span></text:p>
      <text:p text:style-name="P2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8">"@openzeppelin/contracts/access/Ownable.sol"</text:span></text:span><text:span text:style-name="Source_20_Text"><text:span text:style-name="T3">;</text:span></text:span></text:p>
      <text:p text:style-name="P6"/>
      <text:p text:style-name="P2"><text:span text:style-name="Source_20_Text"><text:span text:style-name="T1">contract</text:span></text:span><text:span text:style-name="Source_20_Text"><text:span text:style-name="T2"> </text:span></text:span><text:span text:style-name="Source_20_Text"><text:span text:style-name="T9">BookTracker</text:span></text:span><text:span text:style-name="Source_20_Text"><text:span text:style-name="T2"> </text:span></text:span><text:span text:style-name="Source_20_Text"><text:span text:style-name="T1">is</text:span></text:span><text:span text:style-name="Source_20_Text"><text:span text:style-name="T2"> ERC1155</text:span></text:span><text:span text:style-name="Source_20_Text"><text:span text:style-name="T3">,</text:span></text:span><text:span text:style-name="Source_20_Text"><text:span text:style-name="T2"> EIP712</text:span></text:span><text:span text:style-name="Source_20_Text"><text:span text:style-name="T3">,</text:span></text:span><text:span text:style-name="Source_20_Text"><text:span text:style-name="T2"> Ownable </text:span></text:span><text:span text:style-name="Source_20_Text"><text:span text:style-name="T3">{</text:span></text:span></text:p>
      <text:p text:style-name="P2"><text:span text:style-name="Source_20_Text"><text:span text:style-name="T4"><text:s text:c="4"/></text:span></text:span><text:span text:style-name="Source_20_Text"><text:span text:style-name="T1">using</text:span></text:span><text:span text:style-name="Source_20_Text"><text:span text:style-name="T2"> </text:span></text:span><text:span text:style-name="Source_20_Text"><text:span text:style-name="T9">ECDSA</text:span></text:span><text:span text:style-name="Source_20_Text"><text:span text:style-name="T2"> </text:span></text:span><text:span text:style-name="Source_20_Text"><text:span text:style-name="T1">for</text:span></text:span><text:span text:style-name="Source_20_Text"><text:span text:style-name="T2"> </text:span></text:span><text:span text:style-name="Source_20_Text"><text:span text:style-name="T9">bytes32</text:span></text:span><text:span text:style-name="Source_20_Text"><text:span text:style-name="T3">;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9">bytes32</text:span></text:span><text:span text:style-name="Source_20_Text"><text:span text:style-name="T2"> 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onstant</text:span></text:span><text:span text:style-name="Source_20_Text"><text:span text:style-name="T2"> EVENT_TYPEHASH = </text:span></text:span><text:span text:style-name="Source_20_Text"><text:span text:style-name="T6">keccak256</text:span></text:span><text:span text:style-name="Source_20_Text"><text:span text:style-name="T3">(</text:span></text:span></text:p>
      <text:p text:style-name="P2"><text:span text:style-name="Source_20_Text"><text:span text:style-name="T4"><text:s text:c="8"/></text:span></text:span><text:span text:style-name="Source_20_Text"><text:span text:style-name="T8">"BookEvent(bytes32 bookId,bytes32 eventHash,address signer,uint256 nonce)"</text:span></text:span></text:p>
      <text:p text:style-name="P2"><text:span text:style-name="Source_20_Text"><text:span text:style-name="T4"><text:s text:c="4"/></text:span></text:span><text:span text:style-name="Source_20_Text"><text:span text:style-name="T3">);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mapping</text:span></text:span><text:span text:style-name="Source_20_Text"><text:span text:style-name="T3">(</text:span></text:span><text:span text:style-name="Source_20_Text"><text:span text:style-name="T9">address</text:span></text:span><text:span text:style-name="Source_20_Text"><text:span text:style-name="T2"> =&gt; </text:span></text:span><text:span text:style-name="Source_20_Text"><text:span text:style-name="T9">uint256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public</text:span></text:span><text:span text:style-name="Source_20_Text"><text:span text:style-name="T2"> nonces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1">mapping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=&gt; </text:span></text:span><text:span text:style-name="Source_20_Text"><text:span text:style-name="T9">bool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public</text:span></text:span><text:span text:style-name="Source_20_Text"><text:span text:style-name="T2"> loggedEvents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1">mapping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=&gt; </text:span></text:span><text:span text:style-name="Source_20_Text"><text:span text:style-name="T9">bool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public</text:span></text:span><text:span text:style-name="Source_20_Text"><text:span text:style-name="T2"> registeredBooks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1">mapping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=&gt; </text:span></text:span><text:span text:style-name="Source_20_Text"><text:span text:style-name="T9">bytes32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public</text:span></text:span><text:span text:style-name="Source_20_Text"><text:span text:style-name="T2"> bookHashes</text:span></text:span><text:span text:style-name="Source_20_Text"><text:span text:style-name="T3">;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event</text:span></text:span><text:span text:style-name="Source_20_Text"><text:span text:style-name="T2"> </text:span></text:span><text:span text:style-name="Source_20_Text"><text:span text:style-name="T6">BookRegistered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bookId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bytes32</text:span></text:span><text:span text:style-name="Source_20_Text"><text:span text:style-name="T2"> bookHash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timestamp</text:span></text:span><text:span text:style-name="Source_20_Text"><text:span text:style-name="T3">);</text:span></text:span></text:p>
      <text:p text:style-name="P2"><text:span text:style-name="Source_20_Text"><text:span text:style-name="T4"><text:s text:c="4"/></text:span></text:span><text:span text:style-name="Source_20_Text"><text:span text:style-name="T1">event</text:span></text:span><text:span text:style-name="Source_20_Text"><text:span text:style-name="T2"> </text:span></text:span><text:span text:style-name="Source_20_Text"><text:span text:style-name="T6">EventLogged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bookId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bytes32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eventHash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address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signer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timestamp</text:span></text:span><text:span text:style-name="Source_20_Text"><text:span text:style-name="T3">);</text:span></text:span></text:p>
      <text:p text:style-name="P2"><text:soft-page-break/><text:span text:style-name="Source_20_Text"><text:span text:style-name="T4"><text:s text:c="4"/></text:span></text:span><text:span text:style-name="Source_20_Text"><text:span text:style-name="T1">event</text:span></text:span><text:span text:style-name="Source_20_Text"><text:span text:style-name="T2"> </text:span></text:span><text:span text:style-name="Source_20_Text"><text:span text:style-name="T6">BadgeMinted</text:span></text:span><text:span text:style-name="Source_20_Text"><text:span text:style-name="T3">(</text:span></text:span><text:span text:style-name="Source_20_Text"><text:span text:style-name="T9">address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user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</text:span></text:span><text:span text:style-name="Source_20_Text"><text:span text:style-name="T1">indexed</text:span></text:span><text:span text:style-name="Source_20_Text"><text:span text:style-name="T2"> badgeId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timestamp</text:span></text:span><text:span text:style-name="Source_20_Text"><text:span text:style-name="T3">);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constructor</text:span></text:span><text:span text:style-name="Source_20_Text"><text:span text:style-name="T3">(</text:span></text:span><text:span text:style-name="Source_20_Text"><text:span text:style-name="T9">string</text:span></text:span><text:span text:style-name="Source_20_Text"><text:span text:style-name="T2"> </text:span></text:span><text:span text:style-name="Source_20_Text"><text:span text:style-name="T1">memory</text:span></text:span><text:span text:style-name="Source_20_Text"><text:span text:style-name="T2"> uri</text:span></text:span><text:span text:style-name="Source_20_Text"><text:span text:style-name="T3">)</text:span></text:span></text:p>
      <text:p text:style-name="P2"><text:span text:style-name="Source_20_Text"><text:span text:style-name="T4"><text:s text:c="8"/></text:span></text:span><text:span text:style-name="Source_20_Text"><text:span text:style-name="T6">ERC1155</text:span></text:span><text:span text:style-name="Source_20_Text"><text:span text:style-name="T3">(</text:span></text:span><text:span text:style-name="Source_20_Text"><text:span text:style-name="T2">uri</text:span></text:span><text:span text:style-name="Source_20_Text"><text:span text:style-name="T3">)</text:span></text:span></text:p>
      <text:p text:style-name="P2"><text:span text:style-name="Source_20_Text"><text:span text:style-name="T4"><text:s text:c="8"/></text:span></text:span><text:span text:style-name="Source_20_Text"><text:span text:style-name="T6">EIP712</text:span></text:span><text:span text:style-name="Source_20_Text"><text:span text:style-name="T3">(</text:span></text:span><text:span text:style-name="Source_20_Text"><text:span text:style-name="T8">"BookTracker"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8">"1"</text:span></text:span><text:span text:style-name="Source_20_Text"><text:span text:style-name="T3">)</text:span></text:span></text:p>
      <text:p text:style-name="P2"><text:span text:style-name="Source_20_Text"><text:span text:style-name="T4"><text:s text:c="8"/></text:span></text:span><text:span text:style-name="Source_20_Text"><text:span text:style-name="T6">Ownable</text:span></text:span><text:span text:style-name="Source_20_Text"><text:span text:style-name="T3">(</text:span></text:span><text:span text:style-name="Source_20_Text"><text:span text:style-name="T2">msg</text:span></text:span><text:span text:style-name="Source_20_Text"><text:span text:style-name="T3">.</text:span></text:span><text:span text:style-name="Source_20_Text"><text:span text:style-name="T2">sender</text:span></text:span><text:span text:style-name="Source_20_Text"><text:span text:style-name="T3">)</text:span></text:span></text:p>
      <text:p text:style-name="P2"><text:span text:style-name="Source_20_Text"><text:span text:style-name="T4"><text:s text:c="4"/></text:span></text:span><text:span text:style-name="Source_20_Text"><text:span text:style-name="T3">{}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registerBook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bookId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bytes32</text:span></text:span><text:span text:style-name="Source_20_Text"><text:span text:style-name="T2"> bookHash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onlyOwner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quire</text:span></text:span><text:span text:style-name="Source_20_Text"><text:span text:style-name="T3">(</text:span></text:span><text:span text:style-name="Source_20_Text"><text:span text:style-name="T2">!registeredBooks</text:span></text:span><text:span text:style-name="Source_20_Text"><text:span text:style-name="T3">[</text:span></text:span><text:span text:style-name="Source_20_Text"><text:span text:style-name="T2">bookId</text:span></text:span><text:span text:style-name="Source_20_Text"><text:span text:style-name="T3">],</text:span></text:span><text:span text:style-name="Source_20_Text"><text:span text:style-name="T2"> </text:span></text:span><text:span text:style-name="Source_20_Text"><text:span text:style-name="T8">"Already registered"</text:span></text:span><text:span text:style-name="Source_20_Text"><text:span text:style-name="T3">);</text:span></text:span></text:p>
      <text:p text:style-name="P2"><text:span text:style-name="Source_20_Text"><text:span text:style-name="T4"><text:s text:c="8"/></text:span></text:span><text:span text:style-name="Source_20_Text"><text:span text:style-name="T2">registeredBooks</text:span></text:span><text:span text:style-name="Source_20_Text"><text:span text:style-name="T3">[</text:span></text:span><text:span text:style-name="Source_20_Text"><text:span text:style-name="T2">bookId</text:span></text:span><text:span text:style-name="Source_20_Text"><text:span text:style-name="T3">]</text:span></text:span><text:span text:style-name="Source_20_Text"><text:span text:style-name="T2"> = </text:span></text:span><text:span text:style-name="Source_20_Text"><text:span text:style-name="T5">true</text:span></text:span><text:span text:style-name="Source_20_Text"><text:span text:style-name="T3">;</text:span></text:span></text:p>
      <text:p text:style-name="P2"><text:span text:style-name="Source_20_Text"><text:span text:style-name="T4"><text:s text:c="8"/></text:span></text:span><text:span text:style-name="Source_20_Text"><text:span text:style-name="T2">bookHashes</text:span></text:span><text:span text:style-name="Source_20_Text"><text:span text:style-name="T3">[</text:span></text:span><text:span text:style-name="Source_20_Text"><text:span text:style-name="T2">bookId</text:span></text:span><text:span text:style-name="Source_20_Text"><text:span text:style-name="T3">]</text:span></text:span><text:span text:style-name="Source_20_Text"><text:span text:style-name="T2"> = bookHash</text:span></text:span><text:span text:style-name="Source_20_Text"><text:span text:style-name="T3">;</text:span></text:span></text:p>
      <text:p text:style-name="P2"><text:span text:style-name="Source_20_Text"><text:span text:style-name="T4"><text:s text:c="8"/></text:span></text:span><text:span text:style-name="Source_20_Text"><text:span text:style-name="T1">emit</text:span></text:span><text:span text:style-name="Source_20_Text"><text:span text:style-name="T2"> </text:span></text:span><text:span text:style-name="Source_20_Text"><text:span text:style-name="T6">BookRegistered</text:span></text:span><text:span text:style-name="Source_20_Text"><text:span text:style-name="T3">(</text:span></text:span><text:span text:style-name="Source_20_Text"><text:span text:style-name="T2">bookId</text:span></text:span><text:span text:style-name="Source_20_Text"><text:span text:style-name="T3">,</text:span></text:span><text:span text:style-name="Source_20_Text"><text:span text:style-name="T2"> bookHash</text:span></text:span><text:span text:style-name="Source_20_Text"><text:span text:style-name="T3">,</text:span></text:span><text:span text:style-name="Source_20_Text"><text:span text:style-name="T2"> block</text:span></text:span><text:span text:style-name="Source_20_Text"><text:span text:style-name="T3">.</text:span></text:span><text:span text:style-name="Source_20_Text"><text:span text:style-name="T2">timestamp</text:span></text:span><text:span text:style-name="Source_20_Text"><text:span text:style-name="T3">)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logEvent</text:span></text:span><text:span text:style-name="Source_20_Text"><text:span text:style-name="T3">(</text:span></text:span></text:p>
      <text:p text:style-name="P2"><text:span text:style-name="Source_20_Text"><text:span text:style-name="T4"><text:s text:c="8"/></text:span></text:span><text:span text:style-name="Source_20_Text"><text:span text:style-name="T9">bytes32</text:span></text:span><text:span text:style-name="Source_20_Text"><text:span text:style-name="T2"> bookId</text:span></text:span><text:span text:style-name="Source_20_Text"><text:span text:style-name="T3">,</text:span></text:span></text:p>
      <text:p text:style-name="P2"><text:span text:style-name="Source_20_Text"><text:span text:style-name="T4"><text:s text:c="8"/></text:span></text:span><text:span text:style-name="Source_20_Text"><text:span text:style-name="T9">bytes32</text:span></text:span><text:span text:style-name="Source_20_Text"><text:span text:style-name="T2"> eventHash</text:span></text:span><text:span text:style-name="Source_20_Text"><text:span text:style-name="T3">,</text:span></text:span></text:p>
      <text:p text:style-name="P2"><text:span text:style-name="Source_20_Text"><text:span text:style-name="T4"><text:s text:c="8"/></text:span></text:span><text:span text:style-name="Source_20_Text"><text:span text:style-name="T9">address</text:span></text:span><text:span text:style-name="Source_20_Text"><text:span text:style-name="T2"> signer</text:span></text:span><text:span text:style-name="Source_20_Text"><text:span text:style-name="T3">,</text:span></text:span></text:p>
      <text:p text:style-name="P2"><text:span text:style-name="Source_20_Text"><text:span text:style-name="T4"><text:s text:c="8"/></text:span></text:span><text:span text:style-name="Source_20_Text"><text:span text:style-name="T9">bytes</text:span></text:span><text:span text:style-name="Source_20_Text"><text:span text:style-name="T2"> </text:span></text:span><text:span text:style-name="Source_20_Text"><text:span text:style-name="T1">calldata</text:span></text:span><text:span text:style-name="Source_20_Text"><text:span text:style-name="T2"> signature</text:span></text:span></text:p>
      <text:p text:style-name="P2"><text:span text:style-name="Source_20_Text"><text:span text:style-name="T4"><text:s text:c="4"/>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onlyOwner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quire</text:span></text:span><text:span text:style-name="Source_20_Text"><text:span text:style-name="T3">(</text:span></text:span><text:span text:style-name="Source_20_Text"><text:span text:style-name="T2">registeredBooks</text:span></text:span><text:span text:style-name="Source_20_Text"><text:span text:style-name="T3">[</text:span></text:span><text:span text:style-name="Source_20_Text"><text:span text:style-name="T2">bookId</text:span></text:span><text:span text:style-name="Source_20_Text"><text:span text:style-name="T3">],</text:span></text:span><text:span text:style-name="Source_20_Text"><text:span text:style-name="T2"> </text:span></text:span><text:span text:style-name="Source_20_Text"><text:span text:style-name="T8">"Book not registered"</text:span></text:span><text:span text:style-name="Source_20_Text"><text:span text:style-name="T3">);</text:span></text:span></text:p>
      <text:p text:style-name="P2"><text:span text:style-name="Source_20_Text"><text:span text:style-name="T4"><text:s text:c="8"/></text:span></text:span><text:span text:style-name="Source_20_Text"><text:span text:style-name="T1">require</text:span></text:span><text:span text:style-name="Source_20_Text"><text:span text:style-name="T3">(</text:span></text:span><text:span text:style-name="Source_20_Text"><text:span text:style-name="T2">!loggedEvents</text:span></text:span><text:span text:style-name="Source_20_Text"><text:span text:style-name="T3">[</text:span></text:span><text:span text:style-name="Source_20_Text"><text:span text:style-name="T2">eventHash</text:span></text:span><text:span text:style-name="Source_20_Text"><text:span text:style-name="T3">],</text:span></text:span><text:span text:style-name="Source_20_Text"><text:span text:style-name="T2"> </text:span></text:span><text:span text:style-name="Source_20_Text"><text:span text:style-name="T8">"Event already logged"</text:span></text:span><text:span text:style-name="Source_20_Text"><text:span text:style-name="T3">);</text:span></text:span></text:p>
      <text:p text:style-name="P6"/>
      <text:p text:style-name="P2"><text:span text:style-name="Source_20_Text"><text:span text:style-name="T4"><text:s text:c="8"/></text:span></text:span><text:span text:style-name="Source_20_Text"><text:span text:style-name="T9">bytes32</text:span></text:span><text:span text:style-name="Source_20_Text"><text:span text:style-name="T2"> digest = </text:span></text:span><text:span text:style-name="Source_20_Text"><text:span text:style-name="T6">_hashTypedDataV4</text:span></text:span><text:span text:style-name="Source_20_Text"><text:span text:style-name="T3">(</text:span></text:span><text:span text:style-name="Source_20_Text"><text:span text:style-name="T6">keccak256</text:span></text:span><text:span text:style-name="Source_20_Text"><text:span text:style-name="T3">(</text:span></text:span><text:span text:style-name="Source_20_Text"><text:span text:style-name="T2">abi</text:span></text:span><text:span text:style-name="Source_20_Text"><text:span text:style-name="T3">.</text:span></text:span><text:span text:style-name="Source_20_Text"><text:span text:style-name="T6">encode</text:span></text:span><text:span text:style-name="Source_20_Text"><text:span text:style-name="T3">(</text:span></text:span></text:p>
      <text:p text:style-name="P2"><text:span text:style-name="Source_20_Text"><text:span text:style-name="T4"><text:s text:c="12"/></text:span></text:span><text:span text:style-name="Source_20_Text"><text:span text:style-name="T2">EVENT_TYPEHASH</text:span></text:span><text:span text:style-name="Source_20_Text"><text:span text:style-name="T3">,</text:span></text:span></text:p>
      <text:p text:style-name="P2"><text:span text:style-name="Source_20_Text"><text:span text:style-name="T4"><text:s text:c="12"/></text:span></text:span><text:span text:style-name="Source_20_Text"><text:span text:style-name="T2">bookId</text:span></text:span><text:span text:style-name="Source_20_Text"><text:span text:style-name="T3">,</text:span></text:span></text:p>
      <text:p text:style-name="P2"><text:span text:style-name="Source_20_Text"><text:span text:style-name="T4"><text:s text:c="12"/></text:span></text:span><text:span text:style-name="Source_20_Text"><text:span text:style-name="T2">eventHash</text:span></text:span><text:span text:style-name="Source_20_Text"><text:span text:style-name="T3">,</text:span></text:span></text:p>
      <text:p text:style-name="P2"><text:span text:style-name="Source_20_Text"><text:span text:style-name="T4"><text:s text:c="12"/></text:span></text:span><text:span text:style-name="Source_20_Text"><text:span text:style-name="T2">signer</text:span></text:span><text:span text:style-name="Source_20_Text"><text:span text:style-name="T3">,</text:span></text:span></text:p>
      <text:p text:style-name="P2"><text:span text:style-name="Source_20_Text"><text:span text:style-name="T4"><text:s text:c="12"/></text:span></text:span><text:span text:style-name="Source_20_Text"><text:span text:style-name="T2">nonces</text:span></text:span><text:span text:style-name="Source_20_Text"><text:span text:style-name="T3">[</text:span></text:span><text:span text:style-name="Source_20_Text"><text:span text:style-name="T2">signer</text:span></text:span><text:span text:style-name="Source_20_Text"><text:span text:style-name="T3">]</text:span></text:span></text:p>
      <text:p text:style-name="P2"><text:span text:style-name="Source_20_Text"><text:span text:style-name="T4"><text:s text:c="8"/></text:span></text:span><text:span text:style-name="Source_20_Text"><text:span text:style-name="T3">)));</text:span></text:span></text:p>
      <text:p text:style-name="P6"/>
      <text:p text:style-name="P2"><text:span text:style-name="Source_20_Text"><text:span text:style-name="T4"><text:s text:c="8"/></text:span></text:span><text:span text:style-name="Source_20_Text"><text:span text:style-name="T9">address</text:span></text:span><text:span text:style-name="Source_20_Text"><text:span text:style-name="T2"> recovered = ECDSA</text:span></text:span><text:span text:style-name="Source_20_Text"><text:span text:style-name="T3">.</text:span></text:span><text:span text:style-name="Source_20_Text"><text:span text:style-name="T6">recover</text:span></text:span><text:span text:style-name="Source_20_Text"><text:span text:style-name="T3">(</text:span></text:span><text:span text:style-name="Source_20_Text"><text:span text:style-name="T2">digest</text:span></text:span><text:span text:style-name="Source_20_Text"><text:span text:style-name="T3">,</text:span></text:span><text:span text:style-name="Source_20_Text"><text:span text:style-name="T2"> signature</text:span></text:span><text:span text:style-name="Source_20_Text"><text:span text:style-name="T3">);</text:span></text:span></text:p>
      <text:p text:style-name="P2"><text:span text:style-name="Source_20_Text"><text:span text:style-name="T4"><text:s text:c="8"/></text:span></text:span><text:span text:style-name="Source_20_Text"><text:span text:style-name="T1">require</text:span></text:span><text:span text:style-name="Source_20_Text"><text:span text:style-name="T3">(</text:span></text:span><text:span text:style-name="Source_20_Text"><text:span text:style-name="T2">recovered == signer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8">"Invalid signature"</text:span></text:span><text:span text:style-name="Source_20_Text"><text:span text:style-name="T3">);</text:span></text:span></text:p>
      <text:p text:style-name="P6"/>
      <text:p text:style-name="P2"><text:span text:style-name="Source_20_Text"><text:span text:style-name="T4"><text:s text:c="8"/></text:span></text:span><text:span text:style-name="Source_20_Text"><text:span text:style-name="T2">nonces</text:span></text:span><text:span text:style-name="Source_20_Text"><text:span text:style-name="T3">[</text:span></text:span><text:span text:style-name="Source_20_Text"><text:span text:style-name="T2">signer</text:span></text:span><text:span text:style-name="Source_20_Text"><text:span text:style-name="T3">]</text:span></text:span><text:span text:style-name="Source_20_Text"><text:span text:style-name="T2">++</text:span></text:span><text:span text:style-name="Source_20_Text"><text:span text:style-name="T3">;</text:span></text:span></text:p>
      <text:p text:style-name="P2"><text:span text:style-name="Source_20_Text"><text:span text:style-name="T4"><text:s text:c="8"/></text:span></text:span><text:span text:style-name="Source_20_Text"><text:span text:style-name="T2">loggedEvents</text:span></text:span><text:span text:style-name="Source_20_Text"><text:span text:style-name="T3">[</text:span></text:span><text:span text:style-name="Source_20_Text"><text:span text:style-name="T2">eventHash</text:span></text:span><text:span text:style-name="Source_20_Text"><text:span text:style-name="T3">]</text:span></text:span><text:span text:style-name="Source_20_Text"><text:span text:style-name="T2"> = </text:span></text:span><text:span text:style-name="Source_20_Text"><text:span text:style-name="T5">true</text:span></text:span><text:span text:style-name="Source_20_Text"><text:span text:style-name="T3">;</text:span></text:span></text:p>
      <text:p text:style-name="P2"><text:span text:style-name="Source_20_Text"><text:span text:style-name="T4"><text:s text:c="8"/></text:span></text:span><text:span text:style-name="Source_20_Text"><text:span text:style-name="T1">emit</text:span></text:span><text:span text:style-name="Source_20_Text"><text:span text:style-name="T2"> </text:span></text:span><text:span text:style-name="Source_20_Text"><text:span text:style-name="T6">EventLogged</text:span></text:span><text:span text:style-name="Source_20_Text"><text:span text:style-name="T3">(</text:span></text:span><text:span text:style-name="Source_20_Text"><text:span text:style-name="T2">bookId</text:span></text:span><text:span text:style-name="Source_20_Text"><text:span text:style-name="T3">,</text:span></text:span><text:span text:style-name="Source_20_Text"><text:span text:style-name="T2"> eventHash</text:span></text:span><text:span text:style-name="Source_20_Text"><text:span text:style-name="T3">,</text:span></text:span><text:span text:style-name="Source_20_Text"><text:span text:style-name="T2"> signer</text:span></text:span><text:span text:style-name="Source_20_Text"><text:span text:style-name="T3">,</text:span></text:span><text:span text:style-name="Source_20_Text"><text:span text:style-name="T2"> block</text:span></text:span><text:span text:style-name="Source_20_Text"><text:span text:style-name="T3">.</text:span></text:span><text:span text:style-name="Source_20_Text"><text:span text:style-name="T2">timestamp</text:span></text:span><text:span text:style-name="Source_20_Text"><text:span text:style-name="T3">)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mintBadge</text:span></text:span><text:span text:style-name="Source_20_Text"><text:span text:style-name="T3">(</text:span></text:span><text:span text:style-name="Source_20_Text"><text:span text:style-name="T9">address</text:span></text:span><text:span text:style-name="Source_20_Text"><text:span text:style-name="T2"> user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badge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onlyOwner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quire</text:span></text:span><text:span text:style-name="Source_20_Text"><text:span text:style-name="T3">(</text:span></text:span><text:span text:style-name="Source_20_Text"><text:span text:style-name="T6">balanceOf</text:span></text:span><text:span text:style-name="Source_20_Text"><text:span text:style-name="T3">(</text:span></text:span><text:span text:style-name="Source_20_Text"><text:span text:style-name="T2">user</text:span></text:span><text:span text:style-name="Source_20_Text"><text:span text:style-name="T3">,</text:span></text:span><text:span text:style-name="Source_20_Text"><text:span text:style-name="T2"> badgeId</text:span></text:span><text:span text:style-name="Source_20_Text"><text:span text:style-name="T3">)</text:span></text:span><text:span text:style-name="Source_20_Text"><text:span text:style-name="T2"> == </text:span></text:span><text:span text:style-name="Source_20_Text"><text:span text:style-name="T5">0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8">"Badge already owned"</text:span></text:span><text:span text:style-name="Source_20_Text"><text:span text:style-name="T3">);</text:span></text:span></text:p>
      <text:p text:style-name="P2"><text:span text:style-name="Source_20_Text"><text:span text:style-name="T4"><text:s text:c="8"/></text:span></text:span><text:span text:style-name="Source_20_Text"><text:span text:style-name="T6">_mint</text:span></text:span><text:span text:style-name="Source_20_Text"><text:span text:style-name="T3">(</text:span></text:span><text:span text:style-name="Source_20_Text"><text:span text:style-name="T2">user</text:span></text:span><text:span text:style-name="Source_20_Text"><text:span text:style-name="T3">,</text:span></text:span><text:span text:style-name="Source_20_Text"><text:span text:style-name="T2"> badgeId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5">1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8">""</text:span></text:span><text:span text:style-name="Source_20_Text"><text:span text:style-name="T3">);</text:span></text:span></text:p>
      <text:p text:style-name="P2"><text:span text:style-name="Source_20_Text"><text:span text:style-name="T4"><text:s text:c="8"/></text:span></text:span><text:span text:style-name="Source_20_Text"><text:span text:style-name="T1">emit</text:span></text:span><text:span text:style-name="Source_20_Text"><text:span text:style-name="T2"> </text:span></text:span><text:span text:style-name="Source_20_Text"><text:span text:style-name="T6">BadgeMinted</text:span></text:span><text:span text:style-name="Source_20_Text"><text:span text:style-name="T3">(</text:span></text:span><text:span text:style-name="Source_20_Text"><text:span text:style-name="T2">user</text:span></text:span><text:span text:style-name="Source_20_Text"><text:span text:style-name="T3">,</text:span></text:span><text:span text:style-name="Source_20_Text"><text:span text:style-name="T2"> badgeId</text:span></text:span><text:span text:style-name="Source_20_Text"><text:span text:style-name="T3">,</text:span></text:span><text:span text:style-name="Source_20_Text"><text:span text:style-name="T2"> block</text:span></text:span><text:span text:style-name="Source_20_Text"><text:span text:style-name="T3">.</text:span></text:span><text:span text:style-name="Source_20_Text"><text:span text:style-name="T2">timestamp</text:span></text:span><text:span text:style-name="Source_20_Text"><text:span text:style-name="T3">)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hasBadge</text:span></text:span><text:span text:style-name="Source_20_Text"><text:span text:style-name="T3">(</text:span></text:span><text:span text:style-name="Source_20_Text"><text:span text:style-name="T9">address</text:span></text:span><text:span text:style-name="Source_20_Text"><text:span text:style-name="T2"> user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9">uint256</text:span></text:span><text:span text:style-name="Source_20_Text"><text:span text:style-name="T2"> badge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</text:span></text:span><text:span text:style-name="Source_20_Text"><text:span text:style-name="T1">view</text:span></text:span><text:span text:style-name="Source_20_Text"><text:span text:style-name="T2"> </text:span></text:span><text:span text:style-name="Source_20_Text"><text:span text:style-name="T1">returns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9">bool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6">balanceOf</text:span></text:span><text:span text:style-name="Source_20_Text"><text:span text:style-name="T3">(</text:span></text:span><text:span text:style-name="Source_20_Text"><text:span text:style-name="T2">user</text:span></text:span><text:span text:style-name="Source_20_Text"><text:span text:style-name="T3">,</text:span></text:span><text:span text:style-name="Source_20_Text"><text:span text:style-name="T2"> badgeId</text:span></text:span><text:span text:style-name="Source_20_Text"><text:span text:style-name="T3">)</text:span></text:span><text:span text:style-name="Source_20_Text"><text:span text:style-name="T2"> &gt; </text:span></text:span><text:span text:style-name="Source_20_Text"><text:span text:style-name="T5">0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2"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isBookRegistered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book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</text:span></text:span><text:span text:style-name="Source_20_Text"><text:span text:style-name="T1">view</text:span></text:span><text:span text:style-name="Source_20_Text"><text:span text:style-name="T2"> </text:span></text:span><text:span text:style-name="Source_20_Text"><text:span text:style-name="T1">returns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9">bool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registeredBooks</text:span></text:span><text:span text:style-name="Source_20_Text"><text:span text:style-name="T3">[</text:span></text:span><text:span text:style-name="Source_20_Text"><text:span text:style-name="T2">bookId</text:span></text:span><text:span text:style-name="Source_20_Text"><text:span text:style-name="T3">]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2"><text:soft-page-break/><text:span text:style-name="Source_20_Text"><text:span text:style-name="T4"><text:s text:c="4"/></text:span></text:span><text:span text:style-name="Source_20_Text"><text:span text:style-name="T1">function</text:span></text:span><text:span text:style-name="Source_20_Text"><text:span text:style-name="T2"> </text:span></text:span><text:span text:style-name="Source_20_Text"><text:span text:style-name="T6">isEventLogged</text:span></text:span><text:span text:style-name="Source_20_Text"><text:span text:style-name="T3">(</text:span></text:span><text:span text:style-name="Source_20_Text"><text:span text:style-name="T9">bytes32</text:span></text:span><text:span text:style-name="Source_20_Text"><text:span text:style-name="T2"> eventHash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external</text:span></text:span><text:span text:style-name="Source_20_Text"><text:span text:style-name="T2"> </text:span></text:span><text:span text:style-name="Source_20_Text"><text:span text:style-name="T1">view</text:span></text:span><text:span text:style-name="Source_20_Text"><text:span text:style-name="T2"> </text:span></text:span><text:span text:style-name="Source_20_Text"><text:span text:style-name="T1">returns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9">bool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2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loggedEvents</text:span></text:span><text:span text:style-name="Source_20_Text"><text:span text:style-name="T3">[</text:span></text:span><text:span text:style-name="Source_20_Text"><text:span text:style-name="T2">eventHash</text:span></text:span><text:span text:style-name="Source_20_Text"><text:span text:style-name="T3">]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3"><text:span text:style-name="Source_20_Text"><text:span text:style-name="T3">}</text:span></text:span></text:p>
      <text:p text:style-name="Text_20_body"><text:span text:style-name="Strong_20_Emphasis">Backend blockchain service (ethers.js):</text:span></text:p>
      <text:p text:style-name="Text_20_body">A <text:span text:style-name="Source_20_Text">BlockchainService</text:span> a Node.js backendben kezeli az összes lánc-interakciót. A szerver wallet fizeti a gas-t (owner), de az eventekhez a user EIP-712 aláírása szükséges.</text:p>
      <text:p text:style-name="Text_20_body">Hash számítás:</text:p>
      <text:list text:style-name="L2">
        <text:list-item>
          <text:p text:style-name="P7"><text:span text:style-name="Source_20_Text">bookId</text:span> = <text:span text:style-name="Source_20_Text">keccak256(book.uuid)</text:span> </text:p>
        </text:list-item>
        <text:list-item>
          <text:p text:style-name="P7"><text:span text:style-name="Source_20_Text">bookHash</text:span> = <text:span text:style-name="Source_20_Text">keccak256("uuid::title::author")</text:span> </text:p>
        </text:list-item>
        <text:list-item>
          <text:p text:style-name="P8"><text:span text:style-name="Source_20_Text">eventHash</text:span> = a meglévő <text:span text:style-name="Source_20_Text">book_events.hash</text:span> oszlop értéke (hex-re konvertálva) </text:p>
        </text:list-item>
      </text:list>
      <text:p text:style-name="Text_20_body">Nonce kezelés: minden <text:span text:style-name="Source_20_Text">logEvent</text:span> hívás előtt a backend lekéri az aktuális nonce-t a contractból (<text:span text:style-name="Source_20_Text">contract.nonces(walletAddress)</text:span>), ezt elküldi a frontendnek, a frontend beleveszi az EIP-712 aláírásba.</text:p>
      <text:p text:style-name="Text_20_body"><text:span text:style-name="Strong_20_Emphasis">Frontend blockchain integráció (Angular + ethers.js):</text:span></text:p>
      <text:p text:style-name="Text_20_body">Két service:</text:p>
      <text:list text:style-name="L3">
        <text:list-item>
          <text:p text:style-name="P9"><text:span text:style-name="Source_20_Text">Web3Service</text:span>: MetaMask kapcsolat, <text:span text:style-name="Source_20_Text">connect()</text:span>, <text:span text:style-name="Source_20_Text">signBookEvent()</text:span> — ez hívja a <text:span text:style-name="Source_20_Text">signer.signTypedData()</text:span> EIP-712 aláíráshoz </text:p>
        </text:list-item>
        <text:list-item>
          <text:p text:style-name="P10"><text:span text:style-name="Source_20_Text">VerificationService</text:span>: read-only lekérdezések a contractból (nem kell wallet) — <text:span text:style-name="Source_20_Text">verifyBook()</text:span> összehasonlítja a DB adatból számított hash-t a láncon tárolt <text:span text:style-name="Source_20_Text">bookHashes[bookId]</text:span> értékkel, <text:span text:style-name="Source_20_Text">verifyEvent()</text:span> ellenőrzi hogy az event hash szerepel-e a <text:span text:style-name="Source_20_Text">loggedEvents</text:span> mappingben, <text:span text:style-name="Source_20_Text">getUserBadgesFromChain()</text:span> a <text:span text:style-name="Source_20_Text">balanceOfBatch()</text:span> hívással lekéri az összes badge tokent </text:p>
        </text:list-item>
      </text:list>
      <text:p text:style-name="Text_20_body">EIP-712 domain a frontenden:</text:p>
      <text:p text:style-name="P1">typescript</text:p>
      <text:p text:style-name="P2"><text:span text:style-name="Source_20_Text"><text:span text:style-name="T1">const</text:span></text:span><text:span text:style-name="Source_20_Text"><text:span text:style-name="T2"> domain = </text:span></text:span><text:span text:style-name="Source_20_Text"><text:span text:style-name="T3">{</text:span></text:span></text:p>
      <text:p text:style-name="P2"><text:span text:style-name="Source_20_Text"><text:span text:style-name="T4"><text:s text:c="2"/></text:span></text:span><text:span text:style-name="Source_20_Text"><text:span text:style-name="T2">name: </text:span></text:span><text:span text:style-name="Source_20_Text"><text:span text:style-name="T8">"BookTracker"</text:span></text:span><text:span text:style-name="Source_20_Text"><text:span text:style-name="T3">,</text:span></text:span></text:p>
      <text:p text:style-name="P2"><text:span text:style-name="Source_20_Text"><text:span text:style-name="T4"><text:s text:c="2"/></text:span></text:span><text:span text:style-name="Source_20_Text"><text:span text:style-name="T2">version: </text:span></text:span><text:span text:style-name="Source_20_Text"><text:span text:style-name="T8">"1"</text:span></text:span><text:span text:style-name="Source_20_Text"><text:span text:style-name="T3">,</text:span></text:span></text:p>
      <text:p text:style-name="P2"><text:span text:style-name="Source_20_Text"><text:span text:style-name="T4"><text:s text:c="2"/></text:span></text:span><text:span text:style-name="Source_20_Text"><text:span text:style-name="T2">chainId: </text:span></text:span><text:span text:style-name="Source_20_Text"><text:span text:style-name="T5">11155111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7">// Sepolia</text:span></text:span></text:p>
      <text:p text:style-name="P2"><text:span text:style-name="Source_20_Text"><text:span text:style-name="T4"><text:s text:c="2"/></text:span></text:span><text:span text:style-name="Source_20_Text"><text:span text:style-name="T2">verifyingContract: environment</text:span></text:span><text:span text:style-name="Source_20_Text"><text:span text:style-name="T3">.</text:span></text:span><text:span text:style-name="Source_20_Text"><text:span text:style-name="T2">contractAddress</text:span></text:span><text:span text:style-name="Source_20_Text"><text:span text:style-name="T3">,</text:span></text:span></text:p>
      <text:p text:style-name="P2"><text:span text:style-name="Source_20_Text"><text:span text:style-name="T3">};</text:span></text:span></text:p>
      <text:p text:style-name="P2"><text:span text:style-name="Source_20_Text"><text:span text:style-name="T1">const</text:span></text:span><text:span text:style-name="Source_20_Text"><text:span text:style-name="T2"> types = </text:span></text:span><text:span text:style-name="Source_20_Text"><text:span text:style-name="T3">{</text:span></text:span></text:p>
      <text:p text:style-name="P2"><text:span text:style-name="Source_20_Text"><text:span text:style-name="T4"><text:s text:c="2"/></text:span></text:span><text:span text:style-name="Source_20_Text"><text:span text:style-name="T9">BookEvent</text:span></text:span><text:span text:style-name="Source_20_Text"><text:span text:style-name="T2">: </text:span></text:span><text:span text:style-name="Source_20_Text"><text:span text:style-name="T3">[</text:span></text:span></text:p>
      <text:p text:style-name="P2"><text:span text:style-name="Source_20_Text"><text:span text:style-name="T4"><text:s text:c="4"/></text:span></text:span><text:span text:style-name="Source_20_Text"><text:span text:style-name="T3">{</text:span></text:span><text:span text:style-name="Source_20_Text"><text:span text:style-name="T2"> name: </text:span></text:span><text:span text:style-name="Source_20_Text"><text:span text:style-name="T8">"bookId"</text:span></text:span><text:span text:style-name="Source_20_Text"><text:span text:style-name="T3">,</text:span></text:span><text:span text:style-name="Source_20_Text"><text:span text:style-name="T2"> <text:s text:c="3"/>type: </text:span></text:span><text:span text:style-name="Source_20_Text"><text:span text:style-name="T8">"bytes32"</text:span></text:span><text:span text:style-name="Source_20_Text"><text:span text:style-name="T2"> </text:span></text:span><text:span text:style-name="Source_20_Text"><text:span text:style-name="T3">},</text:span></text:span></text:p>
      <text:p text:style-name="P2"><text:span text:style-name="Source_20_Text"><text:span text:style-name="T4"><text:s text:c="4"/></text:span></text:span><text:span text:style-name="Source_20_Text"><text:span text:style-name="T3">{</text:span></text:span><text:span text:style-name="Source_20_Text"><text:span text:style-name="T2"> name: </text:span></text:span><text:span text:style-name="Source_20_Text"><text:span text:style-name="T8">"eventHash"</text:span></text:span><text:span text:style-name="Source_20_Text"><text:span text:style-name="T3">,</text:span></text:span><text:span text:style-name="Source_20_Text"><text:span text:style-name="T2"> type: </text:span></text:span><text:span text:style-name="Source_20_Text"><text:span text:style-name="T8">"bytes32"</text:span></text:span><text:span text:style-name="Source_20_Text"><text:span text:style-name="T2"> </text:span></text:span><text:span text:style-name="Source_20_Text"><text:span text:style-name="T3">},</text:span></text:span></text:p>
      <text:p text:style-name="P2"><text:span text:style-name="Source_20_Text"><text:span text:style-name="T4"><text:s text:c="4"/></text:span></text:span><text:span text:style-name="Source_20_Text"><text:span text:style-name="T3">{</text:span></text:span><text:span text:style-name="Source_20_Text"><text:span text:style-name="T2"> name: </text:span></text:span><text:span text:style-name="Source_20_Text"><text:span text:style-name="T8">"signer"</text:span></text:span><text:span text:style-name="Source_20_Text"><text:span text:style-name="T3">,</text:span></text:span><text:span text:style-name="Source_20_Text"><text:span text:style-name="T2"> <text:s text:c="3"/>type: </text:span></text:span><text:span text:style-name="Source_20_Text"><text:span text:style-name="T8">"address"</text:span></text:span><text:span text:style-name="Source_20_Text"><text:span text:style-name="T2"> </text:span></text:span><text:span text:style-name="Source_20_Text"><text:span text:style-name="T3">},</text:span></text:span></text:p>
      <text:p text:style-name="P2"><text:span text:style-name="Source_20_Text"><text:span text:style-name="T4"><text:s text:c="4"/></text:span></text:span><text:span text:style-name="Source_20_Text"><text:span text:style-name="T3">{</text:span></text:span><text:span text:style-name="Source_20_Text"><text:span text:style-name="T2"> name: </text:span></text:span><text:span text:style-name="Source_20_Text"><text:span text:style-name="T8">"nonce"</text:span></text:span><text:span text:style-name="Source_20_Text"><text:span text:style-name="T3">,</text:span></text:span><text:span text:style-name="Source_20_Text"><text:span text:style-name="T2"> <text:s text:c="4"/>type: </text:span></text:span><text:span text:style-name="Source_20_Text"><text:span text:style-name="T8">"uint256"</text:span></text:span><text:span text:style-name="Source_20_Text"><text:span text:style-name="T2"> </text:span></text:span><text:span text:style-name="Source_20_Text"><text:span text:style-name="T3">},</text:span></text:span></text:p>
      <text:p text:style-name="P2"><text:span text:style-name="Source_20_Text"><text:span text:style-name="T4"><text:s text:c="2"/></text:span></text:span><text:span text:style-name="Source_20_Text"><text:span text:style-name="T3">],</text:span></text:span></text:p>
      <text:p text:style-name="P3"><text:span text:style-name="Source_20_Text"><text:span text:style-name="T3">};</text:span></text:span></text:p>
      <text:p text:style-name="Text_20_body"><text:span text:style-name="Strong_20_Emphasis">Integritás ellenőrzés logika:</text:span></text:p>
      <text:p text:style-name="Text_20_body">A könyv oldalon minden betöltéskor:</text:p>
      <text:list text:style-name="L4">
        <text:list-item>
          <text:p text:style-name="P11"><text:soft-page-break/>Backend visszaadja a könyv adatait és az eventeket (PostgreSQL) </text:p>
        </text:list-item>
        <text:list-item>
          <text:p text:style-name="P11">Frontend kiszámítja lokálisan: <text:span text:style-name="Source_20_Text">keccak256("uuid::title::author")</text:span> </text:p>
        </text:list-item>
        <text:list-item>
          <text:p text:style-name="P11">Frontend lekéri a contractból: <text:span text:style-name="Source_20_Text">bookHashes[bookId]</text:span> </text:p>
        </text:list-item>
        <text:list-item>
          <text:p text:style-name="P11">Ha egyeznek → "Verified" zöld ikon, ha nem → "Tampered" piros figyelmeztetés </text:p>
        </text:list-item>
        <text:list-item>
          <text:p text:style-name="P12">Minden event mellé: <text:span text:style-name="Source_20_Text">loggedEvents[eventHash]</text:span> → zöld lánc ikon ha true </text:p>
        </text:list-item>
      </text:list>
      <text:p text:style-name="Text_20_body"><text:span text:style-name="Strong_20_Emphasis">Badge rendszer:</text:span></text:p>
      <text:p text:style-name="Text_20_body">5 badge, DB-ben a <text:span text:style-name="Source_20_Text">badges</text:span> táblában vannak, on-chain ERC-1155 tokenként léteznek:</text:p>
      <text:list text:style-name="L5">
        <text:list-item>
          <text:p text:style-name="P13">tokenId 1: "Első lépés" — 1. event létrehozása </text:p>
        </text:list-item>
        <text:list-item>
          <text:p text:style-name="P13">tokenId 2: "Könyvmoly" — 5 különböző könyvhöz event </text:p>
        </text:list-item>
        <text:list-item>
          <text:p text:style-name="P13">tokenId 3: "Utazó" — 3 különböző location </text:p>
        </text:list-item>
        <text:list-item>
          <text:p text:style-name="P13">tokenId 4: "Kritikus" — 3 db rating megadása </text:p>
        </text:list-item>
        <text:list-item>
          <text:p text:style-name="P14">tokenId 5: "Alapító" — könyv létrehozása </text:p>
        </text:list-item>
      </text:list>
      <text:p text:style-name="Text_20_body">Badge metadata-t a Node.js backend szolgálja ki: <text:span text:style-name="Source_20_Text">GET /badges/:id.json</text:span> végponton, OpenSea-kompatibilis JSON formátumban. A contract URI-ja: <text:span text:style-name="Source_20_Text">https://[backend-url]/badges/{id}.json</text:span>.</text:p>
      <text:p text:style-name="Text_20_body"><text:span text:style-name="Strong_20_Emphasis">Hardhat konfig:</text:span></text:p>
      <text:p text:style-name="P1">javascript</text:p>
      <text:p text:style-name="P2"><text:span text:style-name="Source_20_Text"><text:span text:style-name="T6">require</text:span></text:span><text:span text:style-name="Source_20_Text"><text:span text:style-name="T3">(</text:span></text:span><text:span text:style-name="Source_20_Text"><text:span text:style-name="T8">'@nomicfoundation/hardhat-toolbox'</text:span></text:span><text:span text:style-name="Source_20_Text"><text:span text:style-name="T3">);</text:span></text:span></text:p>
      <text:p text:style-name="P2"><text:span text:style-name="Source_20_Text"><text:span text:style-name="T6">require</text:span></text:span><text:span text:style-name="Source_20_Text"><text:span text:style-name="T3">(</text:span></text:span><text:span text:style-name="Source_20_Text"><text:span text:style-name="T8">'@nomicfoundation/hardhat-verify'</text:span></text:span><text:span text:style-name="Source_20_Text"><text:span text:style-name="T3">);</text:span></text:span></text:p>
      <text:p text:style-name="P2"><text:span text:style-name="Source_20_Text"><text:span text:style-name="T6">require</text:span></text:span><text:span text:style-name="Source_20_Text"><text:span text:style-name="T3">(</text:span></text:span><text:span text:style-name="Source_20_Text"><text:span text:style-name="T8">'dotenv'</text:span></text:span><text:span text:style-name="Source_20_Text"><text:span text:style-name="T3">).</text:span></text:span><text:span text:style-name="Source_20_Text"><text:span text:style-name="T6">config</text:span></text:span><text:span text:style-name="Source_20_Text"><text:span text:style-name="T3">();</text:span></text:span></text:p>
      <text:p text:style-name="P6"/>
      <text:p text:style-name="P2"><text:span text:style-name="Source_20_Text"><text:span text:style-name="T2">module</text:span></text:span><text:span text:style-name="Source_20_Text"><text:span text:style-name="T3">.</text:span></text:span><text:span text:style-name="Source_20_Text"><text:span text:style-name="T2">exports = </text:span></text:span><text:span text:style-name="Source_20_Text"><text:span text:style-name="T3">{</text:span></text:span></text:p>
      <text:p text:style-name="P2"><text:span text:style-name="Source_20_Text"><text:span text:style-name="T4"><text:s text:c="2"/></text:span></text:span><text:span text:style-name="Source_20_Text"><text:span text:style-name="T10">solidity</text:span></text:span><text:span text:style-name="Source_20_Text"><text:span text:style-name="T2">: </text:span></text:span><text:span text:style-name="Source_20_Text"><text:span text:style-name="T8">'0.8.20'</text:span></text:span><text:span text:style-name="Source_20_Text"><text:span text:style-name="T3">,</text:span></text:span></text:p>
      <text:p text:style-name="P2"><text:span text:style-name="Source_20_Text"><text:span text:style-name="T4"><text:s text:c="2"/></text:span></text:span><text:span text:style-name="Source_20_Text"><text:span text:style-name="T10">networks</text:span></text:span><text:span text:style-name="Source_20_Text"><text:span text:style-name="T2">: </text:span></text:span><text:span text:style-name="Source_20_Text"><text:span text:style-name="T3">{</text:span></text:span></text:p>
      <text:p text:style-name="P2"><text:span text:style-name="Source_20_Text"><text:span text:style-name="T4"><text:s text:c="4"/></text:span></text:span><text:span text:style-name="Source_20_Text"><text:span text:style-name="T10">sepolia</text:span></text:span><text:span text:style-name="Source_20_Text"><text:span text:style-name="T2">: </text:span></text:span><text:span text:style-name="Source_20_Text"><text:span text:style-name="T3">{</text:span></text:span></text:p>
      <text:p text:style-name="P2"><text:span text:style-name="Source_20_Text"><text:span text:style-name="T4"><text:s text:c="6"/></text:span></text:span><text:span text:style-name="Source_20_Text"><text:span text:style-name="T10">url</text:span></text:span><text:span text:style-name="Source_20_Text"><text:span text:style-name="T2">: process</text:span></text:span><text:span text:style-name="Source_20_Text"><text:span text:style-name="T3">.</text:span></text:span><text:span text:style-name="Source_20_Text"><text:span text:style-name="T2">env</text:span></text:span><text:span text:style-name="Source_20_Text"><text:span text:style-name="T3">.</text:span></text:span><text:span text:style-name="Source_20_Text"><text:span text:style-name="T5">SEPOLIA_RPC_URL</text:span></text:span><text:span text:style-name="Source_20_Text"><text:span text:style-name="T3">,</text:span></text:span></text:p>
      <text:p text:style-name="P2"><text:span text:style-name="Source_20_Text"><text:span text:style-name="T4"><text:s text:c="6"/></text:span></text:span><text:span text:style-name="Source_20_Text"><text:span text:style-name="T10">accounts</text:span></text:span><text:span text:style-name="Source_20_Text"><text:span text:style-name="T2">: </text:span></text:span><text:span text:style-name="Source_20_Text"><text:span text:style-name="T3">[</text:span></text:span><text:span text:style-name="Source_20_Text"><text:span text:style-name="T2">process</text:span></text:span><text:span text:style-name="Source_20_Text"><text:span text:style-name="T3">.</text:span></text:span><text:span text:style-name="Source_20_Text"><text:span text:style-name="T2">env</text:span></text:span><text:span text:style-name="Source_20_Text"><text:span text:style-name="T3">.</text:span></text:span><text:span text:style-name="Source_20_Text"><text:span text:style-name="T5">DEPLOYER_PRIVATE_KEY</text:span></text:span><text:span text:style-name="Source_20_Text"><text:span text:style-name="T3">],</text:span></text:span></text:p>
      <text:p text:style-name="P2"><text:span text:style-name="Source_20_Text"><text:span text:style-name="T4"><text:s text:c="4"/></text:span></text:span><text:span text:style-name="Source_20_Text"><text:span text:style-name="T3">},</text:span></text:span></text:p>
      <text:p text:style-name="P2"><text:span text:style-name="Source_20_Text"><text:span text:style-name="T4"><text:s text:c="2"/></text:span></text:span><text:span text:style-name="Source_20_Text"><text:span text:style-name="T3">},</text:span></text:span></text:p>
      <text:p text:style-name="P2"><text:span text:style-name="Source_20_Text"><text:span text:style-name="T4"><text:s text:c="2"/></text:span></text:span><text:span text:style-name="Source_20_Text"><text:span text:style-name="T10">etherscan</text:span></text:span><text:span text:style-name="Source_20_Text"><text:span text:style-name="T2">: </text:span></text:span><text:span text:style-name="Source_20_Text"><text:span text:style-name="T3">{</text:span></text:span></text:p>
      <text:p text:style-name="P2"><text:span text:style-name="Source_20_Text"><text:span text:style-name="T4"><text:s text:c="4"/></text:span></text:span><text:span text:style-name="Source_20_Text"><text:span text:style-name="T10">apiKey</text:span></text:span><text:span text:style-name="Source_20_Text"><text:span text:style-name="T2">: process</text:span></text:span><text:span text:style-name="Source_20_Text"><text:span text:style-name="T3">.</text:span></text:span><text:span text:style-name="Source_20_Text"><text:span text:style-name="T2">env</text:span></text:span><text:span text:style-name="Source_20_Text"><text:span text:style-name="T3">.</text:span></text:span><text:span text:style-name="Source_20_Text"><text:span text:style-name="T5">ETHERSCAN_API_KEY</text:span></text:span><text:span text:style-name="Source_20_Text"><text:span text:style-name="T3">,</text:span></text:span></text:p>
      <text:p text:style-name="P2"><text:span text:style-name="Source_20_Text"><text:span text:style-name="T4"><text:s text:c="2"/></text:span></text:span><text:span text:style-name="Source_20_Text"><text:span text:style-name="T3">},</text:span></text:span></text:p>
      <text:p text:style-name="P3"><text:span text:style-name="Source_20_Text"><text:span text:style-name="T3">};</text:span></text:span></text:p>
      <text:p text:style-name="Text_20_body"><text:span text:style-name="Strong_20_Emphasis">.env változók:</text:span></text:p>
      <text:list text:style-name="L6">
        <text:list-item>
          <text:p text:style-name="P15"><text:span text:style-name="Source_20_Text">SEPOLIA_RPC_URL</text:span> — Alchemy vagy Infura Sepolia endpoint </text:p>
        </text:list-item>
        <text:list-item>
          <text:p text:style-name="P15"><text:span text:style-name="Source_20_Text">DEPLOYER_PRIVATE_KEY</text:span> — szerver wallet private key (ez fizeti a gas-t, soha ne commitold) </text:p>
        </text:list-item>
        <text:list-item>
          <text:p text:style-name="P15"><text:span text:style-name="Source_20_Text">CONTRACT_ADDRESS</text:span> — deploy után ide kerül a contract címe </text:p>
        </text:list-item>
        <text:list-item>
          <text:p text:style-name="P16"><text:span text:style-name="Source_20_Text">ETHERSCAN_API_KEY</text:span> — Etherscan verifikációhoz </text:p>
        </text:list-item>
      </text:list>
      <text:p text:style-name="Text_20_body"><text:span text:style-name="Strong_20_Emphasis">Fejlesztési sorrend:</text:span></text:p>
      <text:list text:style-name="L7">
        <text:list-item>
          <text:p text:style-name="P17">Solidity alapok — CryptoZombies 1-2. lecke </text:p>
        </text:list-item>
        <text:list-item>
          <text:p text:style-name="P17">Hardhat projekt init + OpenZeppelin install </text:p>
        </text:list-item>
        <text:list-item>
          <text:p text:style-name="P17"><text:soft-page-break/>Contract compile + Hardhat teszt (EIP-712 aláírás tesztelése) </text:p>
        </text:list-item>
        <text:list-item>
          <text:p text:style-name="P17">Sepolia deploy + Etherscan verifikáció </text:p>
        </text:list-item>
        <text:list-item>
          <text:p text:style-name="P17">Node.js BlockchainService megírása </text:p>
        </text:list-item>
        <text:list-item>
          <text:p text:style-name="P17">Angular Web3Service + VerificationService megírása </text:p>
        </text:list-item>
        <text:list-item>
          <text:p text:style-name="P18">UI verified/tampered állapotok megjelenítés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5T19:54:21.472391945</meta:creation-date>
    <dc:date>2026-03-15T19:55:23.158783244</dc:date>
    <meta:editing-duration>PT1M2S</meta:editing-duration>
    <meta:editing-cycles>1</meta:editing-cycles>
    <meta:document-statistic meta:table-count="0" meta:image-count="0" meta:object-count="0" meta:page-count="6" meta:paragraph-count="203" meta:word-count="1004" meta:character-count="8986" meta:non-whitespace-character-count="7562"/>
    <meta:generator>LibreOffice/25.2.7.2$Linux_X86_64 LibreOffice_project/520$Build-2</meta:generator>
  </office:meta>
</office:document-meta>
</file>